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abicStemFilter.ArabicStemFilter( Token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abicStemFilter.next( Token reusableTok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